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c0c0c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13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 style:data-style-name="N61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61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123"/>
    <style:style style:name="ce24" style:family="table-cell" style:parent-style-name="Default" style:data-style-name="N123">
      <style:table-cell-properties fo:border-bottom="none" fo:border-left="0.06pt solid #000000" fo:border-right="none" fo:border-top="0.06pt solid #000000"/>
    </style:style>
    <style:style style:name="ce25" style:family="table-cell" style:parent-style-name="Default" style:data-style-name="N123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123">
      <style:table-cell-properties fo:border-bottom="0.06pt solid #000000" fo:border-left="0.06pt solid #000000" fo:border-right="none" fo:border-top="none"/>
    </style:style>
    <style:style style:name="ce27" style:family="table-cell" style:parent-style-name="Default" style:data-style-name="N61"/>
    <style:style style:name="ce28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"/>
    <style:style style:name="ce30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32" style:family="table-cell" style:parent-style-name="Default" style:data-style-name="N61">
      <style:table-cell-properties fo:border="none"/>
    </style:style>
    <style:style style:name="ce33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34" style:family="table-cell" style:parent-style-name="Default" style:data-style-name="N123">
      <style:table-cell-properties fo:border-bottom="none" fo:border-left="none" fo:border-right="none" fo:border-top="0.06pt solid #000000"/>
    </style:style>
    <style:style style:name="ce35" style:family="table-cell" style:parent-style-name="Default" style:data-style-name="N123">
      <style:table-cell-properties fo:border="none"/>
    </style:style>
    <style:style style:name="ce36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 style:data-style-name="N1">
      <style:table-cell-properties fo:border-bottom="none" fo:border-left="none" fo:border-right="0.06pt solid #000000" fo:border-top="0.06pt solid #000000"/>
    </style:style>
    <style:style style:name="ce40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42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43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61">
      <style:table-cell-properties fo:border-bottom="none" fo:background-color="#ffcc99" fo:border-left="none" fo:border-right="0.06pt solid #000000" fo:border-top="none"/>
    </style:style>
    <style:style style:name="ce45" style:family="table-cell" style:parent-style-name="Default" style:data-style-name="N61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 style:data-style-name="N123">
      <style:table-cell-properties fo:border-bottom="none" fo:border-left="none" fo:border-right="0.06pt solid #000000" fo:border-top="0.06pt solid #000000"/>
    </style:style>
    <style:style style:name="ce50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51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52" style:family="table-cell" style:parent-style-name="Default" style:data-style-name="N2">
      <style:table-cell-properties fo:border-bottom="none" fo:border-left="0.06pt solid #000000" fo:border-right="none" fo:border-top="0.06pt solid #000000"/>
      <style:map style:condition="cell-content()&lt;0" style:apply-style-name="Untitled1" style:base-cell-address="Sheet1.I68"/>
      <style:map style:condition="cell-content()&gt;=0" style:apply-style-name="Untitled2" style:base-cell-address="Sheet1.I68"/>
    </style:style>
    <style:style style:name="ce53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&lt;0" style:apply-style-name="Untitled1" style:base-cell-address="Sheet1.I68"/>
      <style:map style:condition="cell-content()&gt;=0" style:apply-style-name="Untitled2" style:base-cell-address="Sheet1.I68"/>
    </style:style>
    <style:style style:name="ce54" style:family="table-cell" style:parent-style-name="Default" style:data-style-name="N2">
      <style:table-cell-properties fo:border-bottom="0.06pt solid #000000" fo:border-left="0.06pt solid #000000" fo:border-right="none" fo:border-top="none"/>
      <style:map style:condition="cell-content()&lt;0" style:apply-style-name="Untitled1" style:base-cell-address="Sheet1.I68"/>
      <style:map style:condition="cell-content()&gt;=0" style:apply-style-name="Untitled2" style:base-cell-address="Sheet1.I68"/>
    </style:style>
    <style:style style:name="ce55" style:family="table-cell" style:parent-style-name="Default" style:data-style-name="N2">
      <style:table-cell-properties fo:border-bottom="none" fo:border-left="none" fo:border-right="none" fo:border-top="0.06pt solid #000000"/>
      <style:map style:condition="cell-content()&lt;0" style:apply-style-name="Untitled1" style:base-cell-address="Sheet1.I68"/>
      <style:map style:condition="cell-content()&gt;=0" style:apply-style-name="Untitled2" style:base-cell-address="Sheet1.I68"/>
    </style:style>
    <style:style style:name="ce56" style:family="table-cell" style:parent-style-name="Default" style:data-style-name="N2">
      <style:map style:condition="cell-content()&lt;0" style:apply-style-name="Untitled1" style:base-cell-address="Sheet1.I68"/>
      <style:map style:condition="cell-content()&gt;=0" style:apply-style-name="Untitled2" style:base-cell-address="Sheet1.I68"/>
    </style:style>
    <style:style style:name="ce57" style:family="table-cell" style:parent-style-name="Default" style:data-style-name="N2">
      <style:table-cell-properties fo:border-bottom="0.06pt solid #000000" fo:border-left="none" fo:border-right="none" fo:border-top="none"/>
      <style:map style:condition="cell-content()&lt;0" style:apply-style-name="Untitled1" style:base-cell-address="Sheet1.I68"/>
      <style:map style:condition="cell-content()&gt;=0" style:apply-style-name="Untitled2" style:base-cell-address="Sheet1.I68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0.06pt solid #000000"/>
      <style:map style:condition="cell-content()&lt;0" style:apply-style-name="Untitled1" style:base-cell-address="Sheet1.I68"/>
      <style:map style:condition="cell-content()&gt;=0" style:apply-style-name="Untitled2" style:base-cell-address="Sheet1.I68"/>
    </style:style>
    <style:style style:name="ce59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&lt;0" style:apply-style-name="Untitled1" style:base-cell-address="Sheet1.I68"/>
      <style:map style:condition="cell-content()&gt;=0" style:apply-style-name="Untitled2" style:base-cell-address="Sheet1.I68"/>
    </style:style>
    <style:style style:name="ce60" style:family="table-cell" style:parent-style-name="Default" style:data-style-name="N2">
      <style:table-cell-properties fo:border-bottom="0.06pt solid #000000" fo:border-left="none" fo:border-right="0.06pt solid #000000" fo:border-top="none"/>
      <style:map style:condition="cell-content()&lt;0" style:apply-style-name="Untitled1" style:base-cell-address="Sheet1.I68"/>
      <style:map style:condition="cell-content()&gt;=0" style:apply-style-name="Untitled2" style:base-cell-address="Sheet1.I68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table:style-name="ce1" office:value-type="string">
            <text:p>Start data from original EXIOBASE 2000 aggregated tables</text:p>
          </table:table-cell>
          <table:table-cell table:style-name="ce2"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EXIOBASE 2000; gross energy supply dat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10" office:value-type="string">
            <text:p>EU</text:p>
          </table:table-cell>
          <table:table-cell table:style-name="ce10" office:value-type="string">
            <text:p>HI</text:p>
          </table:table-cell>
          <table:table-cell table:style-name="ce10" office:value-type="string">
            <text:p>BX</text:p>
          </table:table-cell>
          <table:table-cell table:style-name="ce37" office:value-type="string">
            <text:p>WW</text:p>
          </table:table-cell>
          <table:table-cell/>
          <table:table-cell table:style-name="ce15" office:value-type="string">
            <text:p>EU</text:p>
          </table:table-cell>
          <table:table-cell table:style-name="ce10" office:value-type="string">
            <text:p>HI</text:p>
          </table:table-cell>
          <table:table-cell table:style-name="ce10" office:value-type="string">
            <text:p>BX</text:p>
          </table:table-cell>
          <table:table-cell table:style-name="ce37" office:value-type="string">
            <text:p>WW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3" table:style-name="ce11" office:value-type="string">
            <text:p>TJ</text:p>
          </table:table-cell>
          <table:table-cell table:style-name="ce38" office:value-type="string">
            <text:p>TJ</text:p>
          </table:table-cell>
          <table:table-cell/>
          <table:table-cell table:style-name="ce16" office:value-type="string">
            <text:p>%</text:p>
          </table:table-cell>
          <table:table-cell table:number-columns-repeated="2" table:style-name="ce11" office:value-type="string">
            <text:p>%</text:p>
          </table:table-cell>
          <table:table-cell table:style-name="ce38" office:value-type="string">
            <text:p>%</text:p>
          </table:table-cell>
        </table:table-row>
        <table:table-row table:style-name="ro1">
          <table:table-cell table:number-columns-repeated="2"/>
          <table:table-cell table:style-name="ce5" office:value-type="string">
            <text:p>Production of electricity by coal</text:p>
          </table:table-cell>
          <table:table-cell table:style-name="ce12" office:value-type="float" office:value="3724380.667872">
            <text:p>3724381</text:p>
          </table:table-cell>
          <table:table-cell table:style-name="ce28" office:value-type="float" office:value="9967699.062936">
            <text:p>9967699</text:p>
          </table:table-cell>
          <table:table-cell table:style-name="ce28" office:value-type="float" office:value="6958597.96640628">
            <text:p>6958598</text:p>
          </table:table-cell>
          <table:table-cell table:style-name="ce39" office:value-type="float" office:value="852143.403096794">
            <text:p>852143</text:p>
          </table:table-cell>
          <table:table-cell/>
          <table:table-cell table:style-name="ce24" table:formula="of:=100*[.D7]/SUM([.D$7:.D$12])" office:value-type="float" office:value="36.1033546852225">
            <text:p>36.1</text:p>
          </table:table-cell>
          <table:table-cell table:style-name="ce34" table:formula="of:=100*[.E7]/SUM([.E$7:.E$12])" office:value-type="float" office:value="42.3045701290116">
            <text:p>42.3</text:p>
          </table:table-cell>
          <table:table-cell table:style-name="ce34" table:formula="of:=100*[.F7]/SUM([.F$7:.F$12])" office:value-type="float" office:value="50.7923211680074">
            <text:p>50.8</text:p>
          </table:table-cell>
          <table:table-cell table:style-name="ce49" table:formula="of:=100*[.G7]/SUM([.G$7:.G$12])" office:value-type="float" office:value="11.7409464516284">
            <text:p>11.7</text:p>
          </table:table-cell>
        </table:table-row>
        <table:table-row table:style-name="ro1">
          <table:table-cell table:number-columns-repeated="2"/>
          <table:table-cell table:style-name="ce5" office:value-type="string">
            <text:p>Production of electricity by gas</text:p>
          </table:table-cell>
          <table:table-cell table:style-name="ce13" office:value-type="float" office:value="1514257.98405067">
            <text:p>1514258</text:p>
          </table:table-cell>
          <table:table-cell table:style-name="ce29" office:value-type="float" office:value="3819592.98009218">
            <text:p>3819593</text:p>
          </table:table-cell>
          <table:table-cell table:style-name="ce29" office:value-type="float" office:value="2036419.02132299">
            <text:p>2036419</text:p>
          </table:table-cell>
          <table:table-cell table:style-name="ce40" office:value-type="float" office:value="2574550.84636215">
            <text:p>2574551</text:p>
          </table:table-cell>
          <table:table-cell/>
          <table:table-cell table:style-name="ce25" table:formula="of:=100*[.D8]/SUM([.D$7:.D$12])" office:value-type="float" office:value="14.6788950857561">
            <text:p>14.7</text:p>
          </table:table-cell>
          <table:table-cell table:style-name="ce35" table:formula="of:=100*[.E8]/SUM([.E$7:.E$12])" office:value-type="float" office:value="16.2109869158705">
            <text:p>16.2</text:p>
          </table:table-cell>
          <table:table-cell table:style-name="ce35" table:formula="of:=100*[.F8]/SUM([.F$7:.F$12])" office:value-type="float" office:value="14.8642656844127">
            <text:p>14.9</text:p>
          </table:table-cell>
          <table:table-cell table:style-name="ce50" table:formula="of:=100*[.G8]/SUM([.G$7:.G$12])" office:value-type="float" office:value="35.4725079303336">
            <text:p>35.5</text:p>
          </table:table-cell>
        </table:table-row>
        <table:table-row table:style-name="ro1">
          <table:table-cell table:number-columns-repeated="2"/>
          <table:table-cell table:style-name="ce5" office:value-type="string">
            <text:p>Production of electricity by nuclear</text:p>
          </table:table-cell>
          <table:table-cell table:style-name="ce13" office:value-type="float" office:value="3402587.155464">
            <text:p>3402587</text:p>
          </table:table-cell>
          <table:table-cell table:style-name="ce29" office:value-type="float" office:value="4920209.878392">
            <text:p>4920210</text:p>
          </table:table-cell>
          <table:table-cell table:style-name="ce29" office:value-type="float" office:value="689995.776888">
            <text:p>689996</text:p>
          </table:table-cell>
          <table:table-cell table:style-name="ce40" office:value-type="float" office:value="314981.086392">
            <text:p>314981</text:p>
          </table:table-cell>
          <table:table-cell/>
          <table:table-cell table:style-name="ce25" table:formula="of:=100*[.D9]/SUM([.D$7:.D$12])" office:value-type="float" office:value="32.9839567638205">
            <text:p>33.0</text:p>
          </table:table-cell>
          <table:table-cell table:style-name="ce35" table:formula="of:=100*[.E9]/SUM([.E$7:.E$12])" office:value-type="float" office:value="20.8821878084048">
            <text:p>20.9</text:p>
          </table:table-cell>
          <table:table-cell table:style-name="ce35" table:formula="of:=100*[.F9]/SUM([.F$7:.F$12])" office:value-type="float" office:value="5.03642936026143">
            <text:p>5.0</text:p>
          </table:table-cell>
          <table:table-cell table:style-name="ce50" table:formula="of:=100*[.G9]/SUM([.G$7:.G$12])" office:value-type="float" office:value="4.33985178452895">
            <text:p>4.3</text:p>
          </table:table-cell>
        </table:table-row>
        <table:table-row table:style-name="ro1">
          <table:table-cell table:number-columns-repeated="2"/>
          <table:table-cell table:style-name="ce5" office:value-type="string">
            <text:p>Production of electricity by hydro</text:p>
          </table:table-cell>
          <table:table-cell table:style-name="ce13" office:value-type="float" office:value="1117763.561232">
            <text:p>1117764</text:p>
          </table:table-cell>
          <table:table-cell table:style-name="ce29" office:value-type="float" office:value="3256102.58296233">
            <text:p>3256103</text:p>
          </table:table-cell>
          <table:table-cell table:style-name="ce29" office:value-type="float" office:value="3031810.40606875">
            <text:p>3031810</text:p>
          </table:table-cell>
          <table:table-cell table:style-name="ce40" office:value-type="float" office:value="1896018.04935361">
            <text:p>1896018</text:p>
          </table:table-cell>
          <table:table-cell/>
          <table:table-cell table:style-name="ce25" table:formula="of:=100*[.D10]/SUM([.D$7:.D$12])" office:value-type="float" office:value="10.8353624143458">
            <text:p>10.8</text:p>
          </table:table-cell>
          <table:table-cell table:style-name="ce35" table:formula="of:=100*[.E10]/SUM([.E$7:.E$12])" office:value-type="float" office:value="13.8194400932899">
            <text:p>13.8</text:p>
          </table:table-cell>
          <table:table-cell table:style-name="ce35" table:formula="of:=100*[.F10]/SUM([.F$7:.F$12])" office:value-type="float" office:value="22.1298440589577">
            <text:p>22.1</text:p>
          </table:table-cell>
          <table:table-cell table:style-name="ce50" table:formula="of:=100*[.G10]/SUM([.G$7:.G$12])" office:value-type="float" office:value="26.1235917662241">
            <text:p>26.1</text:p>
          </table:table-cell>
        </table:table-row>
        <table:table-row table:style-name="ro1">
          <table:table-cell table:number-columns-repeated="2"/>
          <table:table-cell table:style-name="ce5" office:value-type="string">
            <text:p>Production of electricity by wind</text:p>
          </table:table-cell>
          <table:table-cell table:style-name="ce13" office:value-type="float" office:value="78119.659008">
            <text:p>78120</text:p>
          </table:table-cell>
          <table:table-cell table:style-name="ce29" office:value-type="float" office:value="22071.97224">
            <text:p>22072</text:p>
          </table:table-cell>
          <table:table-cell table:style-name="ce29" office:value-type="float" office:value="6398.351496">
            <text:p>6398</text:p>
          </table:table-cell>
          <table:table-cell table:style-name="ce40" office:value-type="float" office:value="2070.3726">
            <text:p>2070</text:p>
          </table:table-cell>
          <table:table-cell/>
          <table:table-cell table:style-name="ce25" table:formula="of:=100*[.D11]/SUM([.D$7:.D$12])" office:value-type="float" office:value="0.757275372354981">
            <text:p>0.8</text:p>
          </table:table-cell>
          <table:table-cell table:style-name="ce35" table:formula="of:=100*[.E11]/SUM([.E$7:.E$12])" office:value-type="float" office:value="0.0936771156128424">
            <text:p>0.1</text:p>
          </table:table-cell>
          <table:table-cell table:style-name="ce35" table:formula="of:=100*[.F11]/SUM([.F$7:.F$12])" office:value-type="float" office:value="0.0467029602370418">
            <text:p>0.0</text:p>
          </table:table-cell>
          <table:table-cell table:style-name="ce50" table:formula="of:=100*[.G11]/SUM([.G$7:.G$12])" office:value-type="float" office:value="0.0285258722219521">
            <text:p>0.0</text:p>
          </table:table-cell>
        </table:table-row>
        <table:table-row table:style-name="ro1">
          <table:table-cell table:number-columns-repeated="2"/>
          <table:table-cell table:style-name="ce4" office:value-type="string">
            <text:p>Production of electricity nec, including biomass and waste</text:p>
          </table:table-cell>
          <table:table-cell table:style-name="ce14" office:value-type="float" office:value="478776.297557333">
            <text:p>478776</text:p>
          </table:table-cell>
          <table:table-cell table:style-name="ce30" office:value-type="float" office:value="1576078.27596949">
            <text:p>1576078</text:p>
          </table:table-cell>
          <table:table-cell table:style-name="ce30" office:value-type="float" office:value="976876.851721983">
            <text:p>976877</text:p>
          </table:table-cell>
          <table:table-cell table:style-name="ce41" office:value-type="float" office:value="1618112.82486745">
            <text:p>1618113</text:p>
          </table:table-cell>
          <table:table-cell/>
          <table:table-cell table:style-name="ce26" table:formula="of:=100*[.D12]/SUM([.D$7:.D$12])" office:value-type="float" office:value="4.64115567850007">
            <text:p>4.6</text:p>
          </table:table-cell>
          <table:table-cell table:style-name="ce36" table:formula="of:=100*[.E12]/SUM([.E$7:.E$12])" office:value-type="float" office:value="6.68913793781046">
            <text:p>6.7</text:p>
          </table:table-cell>
          <table:table-cell table:style-name="ce36" table:formula="of:=100*[.F12]/SUM([.F$7:.F$12])" office:value-type="float" office:value="7.13043676812381">
            <text:p>7.1</text:p>
          </table:table-cell>
          <table:table-cell table:style-name="ce51" table:formula="of:=100*[.G12]/SUM([.G$7:.G$12])" office:value-type="float" office:value="22.2945761950631">
            <text:p>22.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6" table:number-columns-repeated="4"/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EXIOBASE 2000; monetary supply dat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15" office:value-type="string">
            <text:p>EU</text:p>
          </table:table-cell>
          <table:table-cell table:style-name="ce10" office:value-type="string">
            <text:p>HI</text:p>
          </table:table-cell>
          <table:table-cell table:style-name="ce10" office:value-type="string">
            <text:p>BX</text:p>
          </table:table-cell>
          <table:table-cell table:style-name="ce37" office:value-type="string">
            <text:p>WW</text:p>
          </table:table-cell>
          <table:table-cell/>
          <table:table-cell table:style-name="ce15" office:value-type="string">
            <text:p>EU</text:p>
          </table:table-cell>
          <table:table-cell table:style-name="ce10" office:value-type="string">
            <text:p>HI</text:p>
          </table:table-cell>
          <table:table-cell table:style-name="ce10" office:value-type="string">
            <text:p>BX</text:p>
          </table:table-cell>
          <table:table-cell table:style-name="ce37" office:value-type="string">
            <text:p>WW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16" office:value-type="string">
            <text:p>M.EUR</text:p>
          </table:table-cell>
          <table:table-cell table:number-columns-repeated="2" table:style-name="ce11" office:value-type="string">
            <text:p>M.EUR</text:p>
          </table:table-cell>
          <table:table-cell table:style-name="ce38" office:value-type="string">
            <text:p>M.EUR</text:p>
          </table:table-cell>
          <table:table-cell/>
          <table:table-cell table:style-name="ce16" office:value-type="string">
            <text:p>%</text:p>
          </table:table-cell>
          <table:table-cell table:number-columns-repeated="2" table:style-name="ce11" office:value-type="string">
            <text:p>%</text:p>
          </table:table-cell>
          <table:table-cell table:style-name="ce38" office:value-type="string">
            <text:p>%</text:p>
          </table:table-cell>
        </table:table-row>
        <table:table-row table:style-name="ro1">
          <table:table-cell table:number-columns-repeated="2"/>
          <table:table-cell table:style-name="ce5" office:value-type="string">
            <text:p>Production of electricity by coal</text:p>
          </table:table-cell>
          <table:table-cell table:style-name="ce12" office:value-type="float" office:value="32677.9244104064">
            <text:p>32678</text:p>
          </table:table-cell>
          <table:table-cell table:style-name="ce28" office:value-type="float" office:value="71295.8771583176">
            <text:p>71296</text:p>
          </table:table-cell>
          <table:table-cell table:style-name="ce28" office:value-type="float" office:value="56016.3431129757">
            <text:p>56016</text:p>
          </table:table-cell>
          <table:table-cell table:style-name="ce39" office:value-type="float" office:value="50698.5862976298">
            <text:p>50699</text:p>
          </table:table-cell>
          <table:table-cell/>
          <table:table-cell table:style-name="ce24" table:formula="of:=100*[.D19]/SUM([.D$19:.D$24])" office:value-type="float" office:value="21.9070273461945">
            <text:p>21.9</text:p>
          </table:table-cell>
          <table:table-cell table:style-name="ce34" table:formula="of:=100*[.E19]/SUM([.E$19:.E$24])" office:value-type="float" office:value="30.3739212732179">
            <text:p>30.4</text:p>
          </table:table-cell>
          <table:table-cell table:style-name="ce34" table:formula="of:=100*[.F19]/SUM([.F$19:.F$24])" office:value-type="float" office:value="50.8448484864332">
            <text:p>50.8</text:p>
          </table:table-cell>
          <table:table-cell table:style-name="ce49" table:formula="of:=100*[.G19]/SUM([.G$19:.G$24])" office:value-type="float" office:value="35.9962282659424">
            <text:p>36.0</text:p>
          </table:table-cell>
        </table:table-row>
        <table:table-row table:style-name="ro1">
          <table:table-cell table:number-columns-repeated="2"/>
          <table:table-cell table:style-name="ce5" office:value-type="string">
            <text:p>Production of electricity by gas</text:p>
          </table:table-cell>
          <table:table-cell table:style-name="ce13" office:value-type="float" office:value="36537.0217375406">
            <text:p>36537</text:p>
          </table:table-cell>
          <table:table-cell table:style-name="ce29" office:value-type="float" office:value="39660.4397509326">
            <text:p>39660</text:p>
          </table:table-cell>
          <table:table-cell table:style-name="ce29" office:value-type="float" office:value="8101.60139927916">
            <text:p>8102</text:p>
          </table:table-cell>
          <table:table-cell table:style-name="ce40" office:value-type="float" office:value="23826.3336396808">
            <text:p>23826</text:p>
          </table:table-cell>
          <table:table-cell/>
          <table:table-cell table:style-name="ce25" table:formula="of:=100*[.D20]/SUM([.D$19:.D$24])" office:value-type="float" office:value="24.4941362952021">
            <text:p>24.5</text:p>
          </table:table-cell>
          <table:table-cell table:style-name="ce35" table:formula="of:=100*[.E20]/SUM([.E$19:.E$24])" office:value-type="float" office:value="16.896391806514">
            <text:p>16.9</text:p>
          </table:table-cell>
          <table:table-cell table:style-name="ce35" table:formula="of:=100*[.F20]/SUM([.F$19:.F$24])" office:value-type="float" office:value="7.35365203710353">
            <text:p>7.4</text:p>
          </table:table-cell>
          <table:table-cell table:style-name="ce50" table:formula="of:=100*[.G20]/SUM([.G$19:.G$24])" office:value-type="float" office:value="16.9168059124865">
            <text:p>16.9</text:p>
          </table:table-cell>
        </table:table-row>
        <table:table-row table:style-name="ro1">
          <table:table-cell table:number-columns-repeated="2"/>
          <table:table-cell table:style-name="ce5" office:value-type="string">
            <text:p>Production of electricity by nuclear</text:p>
          </table:table-cell>
          <table:table-cell table:style-name="ce13" office:value-type="float" office:value="22088.4419281773">
            <text:p>22088</text:p>
          </table:table-cell>
          <table:table-cell table:style-name="ce29" office:value-type="float" office:value="38020.2106735066">
            <text:p>38020</text:p>
          </table:table-cell>
          <table:table-cell table:style-name="ce29" office:value-type="float" office:value="1718.03732057121">
            <text:p>1718</text:p>
          </table:table-cell>
          <table:table-cell table:style-name="ce40" office:value-type="float" office:value="14011.6054805595">
            <text:p>14012</text:p>
          </table:table-cell>
          <table:table-cell/>
          <table:table-cell table:style-name="ce25" table:formula="of:=100*[.D21]/SUM([.D$19:.D$24])" office:value-type="float" office:value="14.8079203341725">
            <text:p>14.8</text:p>
          </table:table-cell>
          <table:table-cell table:style-name="ce35" table:formula="of:=100*[.E21]/SUM([.E$19:.E$24])" office:value-type="float" office:value="16.1976110234801">
            <text:p>16.2</text:p>
          </table:table-cell>
          <table:table-cell table:style-name="ce35" table:formula="of:=100*[.F21]/SUM([.F$19:.F$24])" office:value-type="float" office:value="1.55942609610027">
            <text:p>1.6</text:p>
          </table:table-cell>
          <table:table-cell table:style-name="ce50" table:formula="of:=100*[.G21]/SUM([.G$19:.G$24])" office:value-type="float" office:value="9.94830400772196">
            <text:p>9.9</text:p>
          </table:table-cell>
        </table:table-row>
        <table:table-row table:style-name="ro1">
          <table:table-cell table:number-columns-repeated="2"/>
          <table:table-cell table:style-name="ce5" office:value-type="string">
            <text:p>Production of electricity by hydro</text:p>
          </table:table-cell>
          <table:table-cell table:style-name="ce13" office:value-type="float" office:value="15784.7617197388">
            <text:p>15785</text:p>
          </table:table-cell>
          <table:table-cell table:style-name="ce29" office:value-type="float" office:value="23658.0374325167">
            <text:p>23658</text:p>
          </table:table-cell>
          <table:table-cell table:style-name="ce29" office:value-type="float" office:value="29663.8154562887">
            <text:p>29664</text:p>
          </table:table-cell>
          <table:table-cell table:style-name="ce40" office:value-type="float" office:value="26522.5386877366">
            <text:p>26523</text:p>
          </table:table-cell>
          <table:table-cell/>
          <table:table-cell table:style-name="ce25" table:formula="of:=100*[.D22]/SUM([.D$19:.D$24])" office:value-type="float" office:value="10.5819819614174">
            <text:p>10.6</text:p>
          </table:table-cell>
          <table:table-cell table:style-name="ce35" table:formula="of:=100*[.E22]/SUM([.E$19:.E$24])" office:value-type="float" office:value="10.0789469895774">
            <text:p>10.1</text:p>
          </table:table-cell>
          <table:table-cell table:style-name="ce35" table:formula="of:=100*[.F22]/SUM([.F$19:.F$24])" office:value-type="float" office:value="26.9252171524767">
            <text:p>26.9</text:p>
          </table:table-cell>
          <table:table-cell table:style-name="ce50" table:formula="of:=100*[.G22]/SUM([.G$19:.G$24])" office:value-type="float" office:value="18.8311238343285">
            <text:p>18.8</text:p>
          </table:table-cell>
        </table:table-row>
        <table:table-row table:style-name="ro1">
          <table:table-cell table:number-columns-repeated="2"/>
          <table:table-cell table:style-name="ce5" office:value-type="string">
            <text:p>Production of electricity by wind</text:p>
          </table:table-cell>
          <table:table-cell table:style-name="ce13" office:value-type="float" office:value="898.753732023506">
            <text:p>899</text:p>
          </table:table-cell>
          <table:table-cell table:style-name="ce29" office:value-type="float" office:value="123.85809797441">
            <text:p>124</text:p>
          </table:table-cell>
          <table:table-cell table:style-name="ce29" office:value-type="float" office:value="75.4712373549267">
            <text:p>75</text:p>
          </table:table-cell>
          <table:table-cell table:style-name="ce40" office:value-type="float" office:value="9360.45087182055">
            <text:p>9360</text:p>
          </table:table-cell>
          <table:table-cell/>
          <table:table-cell table:style-name="ce25" table:formula="of:=100*[.D23]/SUM([.D$19:.D$24])" office:value-type="float" office:value="0.602517538680127">
            <text:p>0.6</text:p>
          </table:table-cell>
          <table:table-cell table:style-name="ce35" table:formula="of:=100*[.E23]/SUM([.E$19:.E$24])" office:value-type="float" office:value="0.0527668115867528">
            <text:p>0.1</text:p>
          </table:table-cell>
          <table:table-cell table:style-name="ce35" table:formula="of:=100*[.F23]/SUM([.F$19:.F$24])" office:value-type="float" office:value="0.0685036440285943">
            <text:p>0.1</text:p>
          </table:table-cell>
          <table:table-cell table:style-name="ce50" table:formula="of:=100*[.G23]/SUM([.G$19:.G$24])" office:value-type="float" office:value="6.64596295202702">
            <text:p>6.6</text:p>
          </table:table-cell>
        </table:table-row>
        <table:table-row table:style-name="ro1">
          <table:table-cell table:number-columns-repeated="2"/>
          <table:table-cell table:style-name="ce4" office:value-type="string">
            <text:p>Production of electricity nec, including biomass and waste</text:p>
          </table:table-cell>
          <table:table-cell table:style-name="ce14" office:value-type="float" office:value="41179.498165965">
            <text:p>41179</text:p>
          </table:table-cell>
          <table:table-cell table:style-name="ce30" office:value-type="float" office:value="61968.8500531002">
            <text:p>61969</text:p>
          </table:table-cell>
          <table:table-cell table:style-name="ce30" office:value-type="float" office:value="14595.8594845074">
            <text:p>14596</text:p>
          </table:table-cell>
          <table:table-cell table:style-name="ce41" office:value-type="float" office:value="16424.6477027999">
            <text:p>16425</text:p>
          </table:table-cell>
          <table:table-cell/>
          <table:table-cell table:style-name="ce26" table:formula="of:=100*[.D24]/SUM([.D$19:.D$24])" office:value-type="float" office:value="27.6064165243334">
            <text:p>27.6</text:p>
          </table:table-cell>
          <table:table-cell table:style-name="ce36" table:formula="of:=100*[.E24]/SUM([.E$19:.E$24])" office:value-type="float" office:value="26.4003620956239">
            <text:p>26.4</text:p>
          </table:table-cell>
          <table:table-cell table:style-name="ce36" table:formula="of:=100*[.F24]/SUM([.F$19:.F$24])" office:value-type="float" office:value="13.2483525838576">
            <text:p>13.2</text:p>
          </table:table-cell>
          <table:table-cell table:style-name="ce51" table:formula="of:=100*[.G24]/SUM([.G$19:.G$24])" office:value-type="float" office:value="11.6615750274936">
            <text:p>11.7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EXIOBASE 2000; electricity pric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15" office:value-type="string">
            <text:p>EU</text:p>
          </table:table-cell>
          <table:table-cell table:style-name="ce10" office:value-type="string">
            <text:p>HI</text:p>
          </table:table-cell>
          <table:table-cell table:style-name="ce10" office:value-type="string">
            <text:p>BX</text:p>
          </table:table-cell>
          <table:table-cell table:style-name="ce37" office:value-type="string">
            <text:p>WW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16" office:value-type="string">
            <text:p>M.EUR / TJ</text:p>
          </table:table-cell>
          <table:table-cell table:number-columns-repeated="2" table:style-name="ce11" office:value-type="string">
            <text:p>M.EUR / TJ</text:p>
          </table:table-cell>
          <table:table-cell table:style-name="ce38" office:value-type="string">
            <text:p>M.EUR / TJ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>
            <text:p>Production of electricity by coal</text:p>
          </table:table-cell>
          <table:table-cell table:style-name="ce17" table:formula="of:=[.D19]/[.D7]" office:value-type="float" office:value="0.00877405596380071">
            <text:p>8.77E-03</text:p>
          </table:table-cell>
          <table:table-cell table:style-name="ce31" table:formula="of:=[.E19]/[.E7]" office:value-type="float" office:value="0.00715269157988778">
            <text:p>7.15E-03</text:p>
          </table:table-cell>
          <table:table-cell table:style-name="ce31" table:formula="of:=[.F19]/[.F7]" office:value-type="float" office:value="0.00804994675413114">
            <text:p>8.05E-03</text:p>
          </table:table-cell>
          <table:table-cell table:style-name="ce42" table:formula="of:=[.G19]/[.G7]" office:value-type="float" office:value="0.0594953691049944">
            <text:p>5.95E-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>
            <text:p>Production of electricity by gas</text:p>
          </table:table-cell>
          <table:table-cell table:style-name="ce18" table:formula="of:=[.D20]/[.D8]" office:value-type="float" office:value="0.024128663756359">
            <text:p>2.41E-02</text:p>
          </table:table-cell>
          <table:table-cell table:style-name="ce32" table:formula="of:=[.E20]/[.E8]" office:value-type="float" office:value="0.0103834204214019">
            <text:p>1.04E-02</text:p>
          </table:table-cell>
          <table:table-cell table:style-name="ce32" table:formula="of:=[.F20]/[.F8]" office:value-type="float" office:value="0.00397835676962781">
            <text:p>3.98E-03</text:p>
          </table:table-cell>
          <table:table-cell table:style-name="ce43" table:formula="of:=[.G20]/[.G8]" office:value-type="float" office:value="0.00925455936259621">
            <text:p>9.25E-0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>
            <text:p>Production of electricity by nuclear</text:p>
          </table:table-cell>
          <table:table-cell table:style-name="ce18" table:formula="of:=[.D21]/[.D9]" office:value-type="float" office:value="0.00649166088007676">
            <text:p>6.49E-03</text:p>
          </table:table-cell>
          <table:table-cell table:style-name="ce32" table:formula="of:=[.E21]/[.E9]" office:value-type="float" office:value="0.00772735546109106">
            <text:p>7.73E-03</text:p>
          </table:table-cell>
          <table:table-cell table:style-name="ce32" table:formula="of:=[.F21]/[.F9]" office:value-type="float" office:value="0.00248992439971134">
            <text:p>2.49E-03</text:p>
          </table:table-cell>
          <table:table-cell table:style-name="ce43" table:formula="of:=[.G21]/[.G9]" office:value-type="float" office:value="0.0444839581990702">
            <text:p>4.45E-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>
            <text:p>Production of electricity by hydro</text:p>
          </table:table-cell>
          <table:table-cell table:style-name="ce18" table:formula="of:=[.D22]/[.D10]" office:value-type="float" office:value="0.0141217358189248">
            <text:p>1.41E-02</text:p>
          </table:table-cell>
          <table:table-cell table:style-name="ce32" table:formula="of:=[.E22]/[.E10]" office:value-type="float" office:value="0.0072657530989067">
            <text:p>7.27E-03</text:p>
          </table:table-cell>
          <table:table-cell table:style-name="ce32" table:formula="of:=[.F22]/[.F10]" office:value-type="float" office:value="0.00978419211073058">
            <text:p>9.78E-03</text:p>
          </table:table-cell>
          <table:table-cell table:style-name="ce43" table:formula="of:=[.G22]/[.G10]" office:value-type="float" office:value="0.013988547575683">
            <text:p>1.40E-02</text:p>
          </table:table-cell>
          <table:table-cell/>
          <table:table-cell office:value-type="string">
            <text:p>original price wind in WW nonsen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>
            <text:p>Production of electricity by wind</text:p>
          </table:table-cell>
          <table:table-cell table:style-name="ce18" table:formula="of:=[.D23]/[.D11]" office:value-type="float" office:value="0.0115048342944184">
            <text:p>1.15E-02</text:p>
          </table:table-cell>
          <table:table-cell table:style-name="ce32" table:formula="of:=[.E23]/[.E11]" office:value-type="float" office:value="0.0056115555342149">
            <text:p>5.61E-03</text:p>
          </table:table-cell>
          <table:table-cell table:style-name="ce32" table:formula="of:=[.F23]/[.F11]" office:value-type="float" office:value="0.0117954190860112">
            <text:p>1.18E-02</text:p>
          </table:table-cell>
          <table:table-cell table:style-name="ce44" table:formula="of:=AVERAGE([.D35:.F35])" office:value-type="float" office:value="0.00963726963821482">
            <text:p>9.64E-03</text:p>
          </table:table-cell>
          <table:table-cell/>
          <table:table-cell table:formula="of:=[.G23]/[.G11]" office:value-type="float" office:value="4.52114313714379">
            <text:p>4.5211431371</text:p>
          </table:table-cell>
          <table:table-cell office:value-type="string">
            <text:p>M.EUR/TJ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Production of electricity nec, including biomass and waste</text:p>
          </table:table-cell>
          <table:table-cell table:style-name="ce19" table:formula="of:=[.D24]/[.D12]" office:value-type="float" office:value="0.0860098930879797">
            <text:p>8.60E-02</text:p>
          </table:table-cell>
          <table:table-cell table:style-name="ce33" table:formula="of:=[.E24]/[.E12]" office:value-type="float" office:value="0.0393183834825599">
            <text:p>3.93E-02</text:p>
          </table:table-cell>
          <table:table-cell table:style-name="ce33" table:formula="of:=[.F24]/[.F12]" office:value-type="float" office:value="0.0149413505487193">
            <text:p>1.49E-02</text:p>
          </table:table-cell>
          <table:table-cell table:style-name="ce45" table:formula="of:=[.G24]/[.G12]" office:value-type="float" office:value="0.0101504959668961">
            <text:p>1.02E-02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>
            <text:p>The physical gross energy supply from EXIOBASE 2000 is very similar to what is</text:p>
          </table:table-cell>
          <table:table-cell table:style-name="ce20" table:number-columns-repeated="3"/>
          <table:table-cell table:style-name="ce46"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>
            <text:p>avalaible at the IEA </text:p>
          </table:table-cell>
          <table:table-cell table:style-name="ce21" table:number-columns-repeated="3"/>
          <table:table-cell table:style-name="ce47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2">
          <table:table-cell/>
          <table:table-cell table:style-name="ce1" office:value-type="string">
            <text:p>Scenario physical electricity supply mix for EXIOBASE 2050</text:p>
          </table:table-cell>
          <table:table-cell table:style-name="ce2"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From EMF study, scenario for 2050 physical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15" office:value-type="string">
            <text:p>EU</text:p>
          </table:table-cell>
          <table:table-cell table:style-name="ce10" office:value-type="string">
            <text:p>HI</text:p>
          </table:table-cell>
          <table:table-cell table:style-name="ce10" office:value-type="string">
            <text:p>BX</text:p>
          </table:table-cell>
          <table:table-cell table:style-name="ce37" office:value-type="string">
            <text:p>WW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16" office:value-type="string">
            <text:p>%</text:p>
          </table:table-cell>
          <table:table-cell table:number-columns-repeated="2" table:style-name="ce11" office:value-type="string">
            <text:p>%</text:p>
          </table:table-cell>
          <table:table-cell table:style-name="ce38" office:value-type="string">
            <text:p>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>
            <text:p>Production of electricity by coal</text:p>
          </table:table-cell>
          <table:table-cell table:style-name="ce7" office:value-type="float" office:value="12.3">
            <text:p>12.3</text:p>
          </table:table-cell>
          <table:table-cell table:style-name="ce20" office:value-type="float" office:value="35.5">
            <text:p>35.5</text:p>
          </table:table-cell>
          <table:table-cell table:style-name="ce20" office:value-type="float" office:value="18.625">
            <text:p>18.625</text:p>
          </table:table-cell>
          <table:table-cell table:style-name="ce46" office:value-type="float" office:value="17.2">
            <text:p>17.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>
            <text:p>Production of electricity by gas</text:p>
          </table:table-cell>
          <table:table-cell table:style-name="ce22" office:value-type="float" office:value="27.7">
            <text:p>27.7</text:p>
          </table:table-cell>
          <table:table-cell office:value-type="float" office:value="18">
            <text:p>18</text:p>
          </table:table-cell>
          <table:table-cell office:value-type="float" office:value="21.425">
            <text:p>21.425</text:p>
          </table:table-cell>
          <table:table-cell table:style-name="ce48" office:value-type="float" office:value="21.6">
            <text:p>21.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>
            <text:p>Production of electricity by nuclear</text:p>
          </table:table-cell>
          <table:table-cell table:style-name="ce22" office:value-type="float" office:value="37.26">
            <text:p>37.26</text:p>
          </table:table-cell>
          <table:table-cell office:value-type="float" office:value="29.7">
            <text:p>29.7</text:p>
          </table:table-cell>
          <table:table-cell office:value-type="float" office:value="14.74">
            <text:p>14.74</text:p>
          </table:table-cell>
          <table:table-cell table:style-name="ce48" office:value-type="float" office:value="16.9">
            <text:p>16.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>
            <text:p>Production of electricity by hydro</text:p>
          </table:table-cell>
          <table:table-cell table:style-name="ce22" office:value-type="float" office:value="12">
            <text:p>12</text:p>
          </table:table-cell>
          <table:table-cell office:value-type="float" office:value="6.9">
            <text:p>6.9</text:p>
          </table:table-cell>
          <table:table-cell office:value-type="float" office:value="38.025">
            <text:p>38.025</text:p>
          </table:table-cell>
          <table:table-cell table:style-name="ce48" office:value-type="float" office:value="35.7">
            <text:p>35.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>
            <text:p>Production of electricity by wind</text:p>
          </table:table-cell>
          <table:table-cell table:style-name="ce22" office:value-type="float" office:value="7.26">
            <text:p>7.26</text:p>
          </table:table-cell>
          <table:table-cell office:value-type="float" office:value="8.5">
            <text:p>8.5</text:p>
          </table:table-cell>
          <table:table-cell office:value-type="float" office:value="4.565">
            <text:p>4.565</text:p>
          </table:table-cell>
          <table:table-cell table:style-name="ce48" office:value-type="float" office:value="4.4">
            <text:p>4.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Production of electricity nec, including biomass and waste</text:p>
          </table:table-cell>
          <table:table-cell table:style-name="ce8" office:value-type="float" office:value="3.48">
            <text:p>3.48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2.62">
            <text:p>2.62</text:p>
          </table:table-cell>
          <table:table-cell table:style-name="ce47" office:value-type="float" office:value="4.2">
            <text:p>4.2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>
            <text:p>Increase biomassa &amp; waste (%)</text:p>
          </table:table-cell>
          <table:table-cell table:style-name="ce23" office:value-type="float" office:value="12">
            <text:p>12.0</text:p>
          </table:table-cell>
          <table:table-cell table:style-name="ce27" table:number-columns-repeated="3"/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From EMF study, scenario for 2050 physical extra biomass</text:p>
          </table:table-cell>
          <table:table-cell table:number-columns-repeated="5"/>
          <table:table-cell office:value-type="string">
            <text:p>Comparison with 2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15" office:value-type="string">
            <text:p>EU</text:p>
          </table:table-cell>
          <table:table-cell table:style-name="ce10" office:value-type="string">
            <text:p>HI</text:p>
          </table:table-cell>
          <table:table-cell table:style-name="ce10" office:value-type="string">
            <text:p>BX</text:p>
          </table:table-cell>
          <table:table-cell table:style-name="ce37" office:value-type="string">
            <text:p>WW</text:p>
          </table:table-cell>
          <table:table-cell/>
          <table:table-cell table:style-name="ce15" office:value-type="string">
            <text:p>EU</text:p>
          </table:table-cell>
          <table:table-cell table:style-name="ce10" office:value-type="string">
            <text:p>HI</text:p>
          </table:table-cell>
          <table:table-cell table:style-name="ce10" office:value-type="string">
            <text:p>BX</text:p>
          </table:table-cell>
          <table:table-cell table:style-name="ce37" office:value-type="string">
            <text:p>WW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16" office:value-type="string">
            <text:p>%</text:p>
          </table:table-cell>
          <table:table-cell table:number-columns-repeated="2" table:style-name="ce11" office:value-type="string">
            <text:p>%</text:p>
          </table:table-cell>
          <table:table-cell table:style-name="ce38" office:value-type="string">
            <text:p>%</text:p>
          </table:table-cell>
          <table:table-cell/>
          <table:table-cell table:style-name="ce16" office:value-type="string">
            <text:p>%</text:p>
          </table:table-cell>
          <table:table-cell table:number-columns-repeated="2" table:style-name="ce11" office:value-type="string">
            <text:p>%</text:p>
          </table:table-cell>
          <table:table-cell table:style-name="ce38" office:value-type="string">
            <text:p>%</text:p>
          </table:table-cell>
        </table:table-row>
        <table:table-row table:style-name="ro3">
          <table:table-cell table:number-columns-repeated="2"/>
          <table:table-cell table:style-name="ce5" office:value-type="string">
            <text:p>Production of electricity by coal</text:p>
          </table:table-cell>
          <table:table-cell table:style-name="ce24" table:formula="of:=[.D54]*(100-[.$D$62])/(100-[.$D$59])" office:value-type="float" office:value="11.2142561127228">
            <text:p>11.2</text:p>
          </table:table-cell>
          <table:table-cell table:style-name="ce34" table:formula="of:=[.E54]*(100-[.$D$62])/(100-[.$E$59])" office:value-type="float" office:value="31.683569979716">
            <text:p>31.7</text:p>
          </table:table-cell>
          <table:table-cell table:style-name="ce34" table:formula="of:=[.F54]*(100-[.$D$62])/(100-[.$F$59])" office:value-type="float" office:value="16.8309714520435">
            <text:p>16.8</text:p>
          </table:table-cell>
          <table:table-cell table:style-name="ce49" table:formula="of:=[.G54]*(100-[.$D$62])/(100-[.$G$59])" office:value-type="float" office:value="15.7995824634656">
            <text:p>15.8</text:p>
          </table:table-cell>
          <table:table-cell/>
          <table:table-cell table:style-name="ce52" table:formula="of:=[.D68]-[.I7]" office:value-type="float" office:value="-24.8890985724997">
            <text:p>-24.89</text:p>
          </table:table-cell>
          <table:table-cell table:style-name="ce55" table:formula="of:=[.E68]-[.J7]" office:value-type="float" office:value="-10.6210001492956">
            <text:p>-10.62</text:p>
          </table:table-cell>
          <table:table-cell table:style-name="ce55" table:formula="of:=[.F68]-[.K7]" office:value-type="float" office:value="-33.9613497159638">
            <text:p>-33.96</text:p>
          </table:table-cell>
          <table:table-cell table:style-name="ce58" table:formula="of:=[.G68]-[.L7]" office:value-type="float" office:value="4.0586360118372">
            <text:p>4.06</text:p>
          </table:table-cell>
        </table:table-row>
        <table:table-row table:style-name="ro3">
          <table:table-cell table:number-columns-repeated="2"/>
          <table:table-cell table:style-name="ce5" office:value-type="string">
            <text:p>Production of electricity by gas</text:p>
          </table:table-cell>
          <table:table-cell table:style-name="ce25" table:formula="of:=[.D55]*(100-[.$D$62])/(100-[.$D$59])" office:value-type="float" office:value="25.2548694571073">
            <text:p>25.3</text:p>
          </table:table-cell>
          <table:table-cell table:style-name="ce35" table:formula="of:=[.E55]*(100-[.$D$62])/(100-[.$E$59])" office:value-type="float" office:value="16.0649087221095">
            <text:p>16.1</text:p>
          </table:table-cell>
          <table:table-cell table:style-name="ce35" table:formula="of:=[.F55]*(100-[.$D$62])/(100-[.$F$59])" office:value-type="float" office:value="19.3612651468474">
            <text:p>19.4</text:p>
          </table:table-cell>
          <table:table-cell table:style-name="ce50" table:formula="of:=[.G55]*(100-[.$D$62])/(100-[.$G$59])" office:value-type="float" office:value="19.8413361169102">
            <text:p>19.8</text:p>
          </table:table-cell>
          <table:table-cell/>
          <table:table-cell table:style-name="ce53" table:formula="of:=[.D69]-[.I8]" office:value-type="float" office:value="10.5759743713512">
            <text:p>10.58</text:p>
          </table:table-cell>
          <table:table-cell table:style-name="ce56" table:formula="of:=[.E69]-[.J8]" office:value-type="float" office:value="-0.146078193760946">
            <text:p>-0.15</text:p>
          </table:table-cell>
          <table:table-cell table:style-name="ce56" table:formula="of:=[.F69]-[.K8]" office:value-type="float" office:value="4.49699946243474">
            <text:p>4.50</text:p>
          </table:table-cell>
          <table:table-cell table:style-name="ce59" table:formula="of:=[.G69]-[.L8]" office:value-type="float" office:value="-15.6311718134233">
            <text:p>-15.63</text:p>
          </table:table-cell>
        </table:table-row>
        <table:table-row table:style-name="ro3">
          <table:table-cell table:number-columns-repeated="2"/>
          <table:table-cell table:style-name="ce5" office:value-type="string">
            <text:p>Production of electricity by nuclear</text:p>
          </table:table-cell>
          <table:table-cell table:style-name="ce25" table:formula="of:=[.D56]*(100-[.$D$62])/(100-[.$D$59])" office:value-type="float" office:value="33.9709904682967">
            <text:p>34.0</text:p>
          </table:table-cell>
          <table:table-cell table:style-name="ce35" table:formula="of:=[.E56]*(100-[.$D$62])/(100-[.$E$59])" office:value-type="float" office:value="26.5070993914807">
            <text:p>26.5</text:p>
          </table:table-cell>
          <table:table-cell table:style-name="ce35" table:formula="of:=[.F56]*(100-[.$D$62])/(100-[.$F$59])" office:value-type="float" office:value="13.3201889505032">
            <text:p>13.3</text:p>
          </table:table-cell>
          <table:table-cell table:style-name="ce50" table:formula="of:=[.G56]*(100-[.$D$62])/(100-[.$G$59])" office:value-type="float" office:value="15.5240083507307">
            <text:p>15.5</text:p>
          </table:table-cell>
          <table:table-cell/>
          <table:table-cell table:style-name="ce53" table:formula="of:=[.D70]-[.I9]" office:value-type="float" office:value="0.987033704476175">
            <text:p>0.99</text:p>
          </table:table-cell>
          <table:table-cell table:style-name="ce56" table:formula="of:=[.E70]-[.J9]" office:value-type="float" office:value="5.62491158307595">
            <text:p>5.62</text:p>
          </table:table-cell>
          <table:table-cell table:style-name="ce56" table:formula="of:=[.F70]-[.K9]" office:value-type="float" office:value="8.28375959024176">
            <text:p>8.28</text:p>
          </table:table-cell>
          <table:table-cell table:style-name="ce59" table:formula="of:=[.G70]-[.L9]" office:value-type="float" office:value="11.1841565662017">
            <text:p>11.18</text:p>
          </table:table-cell>
        </table:table-row>
        <table:table-row table:style-name="ro3">
          <table:table-cell table:number-columns-repeated="2"/>
          <table:table-cell table:style-name="ce5" office:value-type="string">
            <text:p>Production of electricity by hydro</text:p>
          </table:table-cell>
          <table:table-cell table:style-name="ce25" table:formula="of:=[.D57]*(100-[.$D$62])/(100-[.$D$59])" office:value-type="float" office:value="10.940737670949">
            <text:p>10.9</text:p>
          </table:table-cell>
          <table:table-cell table:style-name="ce35" table:formula="of:=[.E57]*(100-[.$D$62])/(100-[.$E$59])" office:value-type="float" office:value="6.15821501014199">
            <text:p>6.2</text:p>
          </table:table-cell>
          <table:table-cell table:style-name="ce35" table:formula="of:=[.F57]*(100-[.$D$62])/(100-[.$F$59])" office:value-type="float" office:value="34.362292051756">
            <text:p>34.4</text:p>
          </table:table-cell>
          <table:table-cell table:style-name="ce50" table:formula="of:=[.G57]*(100-[.$D$62])/(100-[.$G$59])" office:value-type="float" office:value="32.7933194154488">
            <text:p>32.8</text:p>
          </table:table-cell>
          <table:table-cell/>
          <table:table-cell table:style-name="ce53" table:formula="of:=[.D71]-[.I10]" office:value-type="float" office:value="0.105375256603242">
            <text:p>0.11</text:p>
          </table:table-cell>
          <table:table-cell table:style-name="ce56" table:formula="of:=[.E71]-[.J10]" office:value-type="float" office:value="-7.66122508314788">
            <text:p>-7.66</text:p>
          </table:table-cell>
          <table:table-cell table:style-name="ce56" table:formula="of:=[.F71]-[.K10]" office:value-type="float" office:value="12.2324479927984">
            <text:p>12.23</text:p>
          </table:table-cell>
          <table:table-cell table:style-name="ce59" table:formula="of:=[.G71]-[.L10]" office:value-type="float" office:value="6.66972764922476">
            <text:p>6.67</text:p>
          </table:table-cell>
        </table:table-row>
        <table:table-row table:style-name="ro3">
          <table:table-cell table:number-columns-repeated="2"/>
          <table:table-cell table:style-name="ce5" office:value-type="string">
            <text:p>Production of electricity by wind</text:p>
          </table:table-cell>
          <table:table-cell table:style-name="ce25" table:formula="of:=[.D58]*(100-[.$D$62])/(100-[.$D$59])" office:value-type="float" office:value="6.61914629092416">
            <text:p>6.6</text:p>
          </table:table-cell>
          <table:table-cell table:style-name="ce35" table:formula="of:=[.E58]*(100-[.$D$62])/(100-[.$E$59])" office:value-type="float" office:value="7.58620689655172">
            <text:p>7.6</text:p>
          </table:table-cell>
          <table:table-cell table:style-name="ce35" table:formula="of:=[.F58]*(100-[.$D$62])/(100-[.$F$59])" office:value-type="float" office:value="4.12528239884987">
            <text:p>4.1</text:p>
          </table:table-cell>
          <table:table-cell table:style-name="ce50" table:formula="of:=[.G58]*(100-[.$D$62])/(100-[.$G$59])" office:value-type="float" office:value="4.04175365344468">
            <text:p>4.0</text:p>
          </table:table-cell>
          <table:table-cell/>
          <table:table-cell table:style-name="ce53" table:formula="of:=[.D72]-[.I11]" office:value-type="float" office:value="5.86187091856918">
            <text:p>5.86</text:p>
          </table:table-cell>
          <table:table-cell table:style-name="ce56" table:formula="of:=[.E72]-[.J11]" office:value-type="float" office:value="7.49252978093888">
            <text:p>7.49</text:p>
          </table:table-cell>
          <table:table-cell table:style-name="ce56" table:formula="of:=[.F72]-[.K11]" office:value-type="float" office:value="4.07857943861283">
            <text:p>4.08</text:p>
          </table:table-cell>
          <table:table-cell table:style-name="ce59" table:formula="of:=[.G72]-[.L11]" office:value-type="float" office:value="4.01322778122273">
            <text:p>4.01</text:p>
          </table:table-cell>
        </table:table-row>
        <table:table-row table:style-name="ro3">
          <table:table-cell table:number-columns-repeated="2"/>
          <table:table-cell table:style-name="ce4" office:value-type="string">
            <text:p>Production of electricity nec, including biomass and waste</text:p>
          </table:table-cell>
          <table:table-cell table:style-name="ce26" table:formula="of:=[.D62]" office:value-type="float" office:value="12">
            <text:p>12.0</text:p>
          </table:table-cell>
          <table:table-cell table:style-name="ce36" table:formula="of:=[.D62]" office:value-type="float" office:value="12">
            <text:p>12.0</text:p>
          </table:table-cell>
          <table:table-cell table:style-name="ce36" table:formula="of:=[.D62]" office:value-type="float" office:value="12">
            <text:p>12.0</text:p>
          </table:table-cell>
          <table:table-cell table:style-name="ce51" table:formula="of:=[.D62]" office:value-type="float" office:value="12">
            <text:p>12.0</text:p>
          </table:table-cell>
          <table:table-cell/>
          <table:table-cell table:style-name="ce54" table:formula="of:=[.D73]-[.I12]" office:value-type="float" office:value="7.35884432149993">
            <text:p>7.36</text:p>
          </table:table-cell>
          <table:table-cell table:style-name="ce57" table:formula="of:=[.E73]-[.J12]" office:value-type="float" office:value="5.31086206218954">
            <text:p>5.31</text:p>
          </table:table-cell>
          <table:table-cell table:style-name="ce57" table:formula="of:=[.F73]-[.K12]" office:value-type="float" office:value="4.86956323187619">
            <text:p>4.87</text:p>
          </table:table-cell>
          <table:table-cell table:style-name="ce60" table:formula="of:=[.G73]-[.L12]" office:value-type="float" office:value="-10.2945761950631">
            <text:p>-10.29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From EMF study, scenario for 2050 monetary</text:p>
          </table:table-cell>
          <table:table-cell table:number-columns-repeated="5"/>
          <table:table-cell office:value-type="string">
            <text:p>Comparison with 2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15" office:value-type="string">
            <text:p>EU</text:p>
          </table:table-cell>
          <table:table-cell table:style-name="ce10" office:value-type="string">
            <text:p>HI</text:p>
          </table:table-cell>
          <table:table-cell table:style-name="ce10" office:value-type="string">
            <text:p>BX</text:p>
          </table:table-cell>
          <table:table-cell table:style-name="ce37" office:value-type="string">
            <text:p>WW</text:p>
          </table:table-cell>
          <table:table-cell/>
          <table:table-cell table:style-name="ce15" office:value-type="string">
            <text:p>EU</text:p>
          </table:table-cell>
          <table:table-cell table:style-name="ce10" office:value-type="string">
            <text:p>HI</text:p>
          </table:table-cell>
          <table:table-cell table:style-name="ce10" office:value-type="string">
            <text:p>BX</text:p>
          </table:table-cell>
          <table:table-cell table:style-name="ce37" office:value-type="string">
            <text:p>WW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16" office:value-type="string">
            <text:p>%</text:p>
          </table:table-cell>
          <table:table-cell table:number-columns-repeated="2" table:style-name="ce11" office:value-type="string">
            <text:p>%</text:p>
          </table:table-cell>
          <table:table-cell table:style-name="ce38" office:value-type="string">
            <text:p>%</text:p>
          </table:table-cell>
          <table:table-cell/>
          <table:table-cell table:style-name="ce16" office:value-type="string">
            <text:p>%</text:p>
          </table:table-cell>
          <table:table-cell table:number-columns-repeated="2" table:style-name="ce11" office:value-type="string">
            <text:p>%</text:p>
          </table:table-cell>
          <table:table-cell table:style-name="ce38" office:value-type="string">
            <text:p>%</text:p>
          </table:table-cell>
        </table:table-row>
        <table:table-row table:style-name="ro3">
          <table:table-cell table:number-columns-repeated="2"/>
          <table:table-cell table:style-name="ce5" office:value-type="string">
            <text:p>Production of electricity by coal</text:p>
          </table:table-cell>
          <table:table-cell table:style-name="ce24" table:formula="of:=100*[.D68]*[.D31]/([.D$68]*[.D$31]+[.D$69]*[.D$32]+[.D$70]*[.D$33]+[.D$71]*[.D$34]+[.D$72]*[.D$35]+[.D$73]*[.D$36])" office:value-type="float" office:value="4.49072230080851">
            <text:p>4.5</text:p>
          </table:table-cell>
          <table:table-cell table:style-name="ce34" table:formula="of:=100*[.E68]*[.E31]/([.E$68]*[.E$31]+[.E$69]*[.E$32]+[.E$70]*[.E$33]+[.E$71]*[.E$34]+[.E$72]*[.E$35]+[.E$73]*[.E$36])" office:value-type="float" office:value="19.5803968800563">
            <text:p>19.6</text:p>
          </table:table-cell>
          <table:table-cell table:style-name="ce34" table:formula="of:=100*[.F68]*[.F31]/([.F$68]*[.F$31]+[.F$69]*[.F$32]+[.F$70]*[.F$33]+[.F$71]*[.F$34]+[.F$72]*[.F$35]+[.F$73]*[.F$36])" office:value-type="float" office:value="16.7301959727568">
            <text:p>16.7</text:p>
          </table:table-cell>
          <table:table-cell table:style-name="ce49" table:formula="of:=100*[.G68]*[.G31]/([.G$68]*[.G$31]+[.G$69]*[.G$32]+[.G$70]*[.G$33]+[.G$71]*[.G$34]+[.G$72]*[.G$35]+[.G$73]*[.G$36])" office:value-type="float" office:value="38.6246766909374">
            <text:p>38.6</text:p>
          </table:table-cell>
          <table:table-cell/>
          <table:table-cell table:style-name="ce52" table:formula="of:=[.D80]-[.I19]" office:value-type="float" office:value="-17.416305045386">
            <text:p>-17.42</text:p>
          </table:table-cell>
          <table:table-cell table:style-name="ce55" table:formula="of:=[.E80]-[.J19]" office:value-type="float" office:value="-10.7935243931616">
            <text:p>-10.79</text:p>
          </table:table-cell>
          <table:table-cell table:style-name="ce55" table:formula="of:=[.F80]-[.K19]" office:value-type="float" office:value="-34.1146525136765">
            <text:p>-34.11</text:p>
          </table:table-cell>
          <table:table-cell table:style-name="ce58" table:formula="of:=[.G80]-[.L19]" office:value-type="float" office:value="2.62844842499499">
            <text:p>2.63</text:p>
          </table:table-cell>
        </table:table-row>
        <table:table-row table:style-name="ro3">
          <table:table-cell table:number-columns-repeated="2"/>
          <table:table-cell table:style-name="ce5" office:value-type="string">
            <text:p>Production of electricity by gas</text:p>
          </table:table-cell>
          <table:table-cell table:style-name="ce25" table:formula="of:=100*[.D69]*[.D32]/([.D$68]*[.D$31]+[.D$69]*[.D$32]+[.D$70]*[.D$33]+[.D$71]*[.D$34]+[.D$72]*[.D$35]+[.D$73]*[.D$36])" office:value-type="float" office:value="27.8114561784467">
            <text:p>27.8</text:p>
          </table:table-cell>
          <table:table-cell table:style-name="ce35" table:formula="of:=100*[.E69]*[.E32]/([.E$68]*[.E$31]+[.E$69]*[.E$32]+[.E$70]*[.E$33]+[.E$71]*[.E$34]+[.E$72]*[.E$35]+[.E$73]*[.E$36])" office:value-type="float" office:value="14.4124091381003">
            <text:p>14.4</text:p>
          </table:table-cell>
          <table:table-cell table:style-name="ce35" table:formula="of:=100*[.F69]*[.F32]/([.F$68]*[.F$31]+[.F$69]*[.F$32]+[.F$70]*[.F$33]+[.F$71]*[.F$34]+[.F$72]*[.F$35]+[.F$73]*[.F$36])" office:value-type="float" office:value="9.51122151923236">
            <text:p>9.5</text:p>
          </table:table-cell>
          <table:table-cell table:style-name="ce50" table:formula="of:=100*[.G69]*[.G32]/([.G$68]*[.G$31]+[.G$69]*[.G$32]+[.G$70]*[.G$33]+[.G$71]*[.G$34]+[.G$72]*[.G$35]+[.G$73]*[.G$36])" office:value-type="float" office:value="7.54506079913455">
            <text:p>7.5</text:p>
          </table:table-cell>
          <table:table-cell/>
          <table:table-cell table:style-name="ce53" table:formula="of:=[.D81]-[.I20]" office:value-type="float" office:value="3.31731988324464">
            <text:p>3.32</text:p>
          </table:table-cell>
          <table:table-cell table:style-name="ce56" table:formula="of:=[.E81]-[.J20]" office:value-type="float" office:value="-2.48398266841375">
            <text:p>-2.48</text:p>
          </table:table-cell>
          <table:table-cell table:style-name="ce56" table:formula="of:=[.F81]-[.K20]" office:value-type="float" office:value="2.15756948212883">
            <text:p>2.16</text:p>
          </table:table-cell>
          <table:table-cell table:style-name="ce59" table:formula="of:=[.G81]-[.L20]" office:value-type="float" office:value="-9.37174511335199">
            <text:p>-9.37</text:p>
          </table:table-cell>
        </table:table-row>
        <table:table-row table:style-name="ro3">
          <table:table-cell table:number-columns-repeated="2"/>
          <table:table-cell table:style-name="ce5" office:value-type="string">
            <text:p>Production of electricity by nuclear</text:p>
          </table:table-cell>
          <table:table-cell table:style-name="ce25" table:formula="of:=100*[.D70]*[.D33]/([.D$68]*[.D$31]+[.D$69]*[.D$32]+[.D$70]*[.D$33]+[.D$71]*[.D$34]+[.D$72]*[.D$35]+[.D$73]*[.D$36])" office:value-type="float" office:value="10.0648976586508">
            <text:p>10.1</text:p>
          </table:table-cell>
          <table:table-cell table:style-name="ce35" table:formula="of:=100*[.E70]*[.E33]/([.E$68]*[.E$31]+[.E$69]*[.E$32]+[.E$70]*[.E$33]+[.E$71]*[.E$34]+[.E$72]*[.E$35]+[.E$73]*[.E$36])" office:value-type="float" office:value="17.6974615784143">
            <text:p>17.7</text:p>
          </table:table-cell>
          <table:table-cell table:style-name="ce35" table:formula="of:=100*[.F70]*[.F33]/([.F$68]*[.F$31]+[.F$69]*[.F$32]+[.F$70]*[.F$33]+[.F$71]*[.F$34]+[.F$72]*[.F$35]+[.F$73]*[.F$36])" office:value-type="float" office:value="4.09539111334044">
            <text:p>4.1</text:p>
          </table:table-cell>
          <table:table-cell table:style-name="ce50" table:formula="of:=100*[.G70]*[.G33]/([.G$68]*[.G$31]+[.G$69]*[.G$32]+[.G$70]*[.G$33]+[.G$71]*[.G$34]+[.G$72]*[.G$35]+[.G$73]*[.G$36])" office:value-type="float" office:value="28.3754903794783">
            <text:p>28.4</text:p>
          </table:table-cell>
          <table:table-cell/>
          <table:table-cell table:style-name="ce53" table:formula="of:=[.D82]-[.I21]" office:value-type="float" office:value="-4.74302267552167">
            <text:p>-4.74</text:p>
          </table:table-cell>
          <table:table-cell table:style-name="ce56" table:formula="of:=[.E82]-[.J21]" office:value-type="float" office:value="1.49985055493424">
            <text:p>1.50</text:p>
          </table:table-cell>
          <table:table-cell table:style-name="ce56" table:formula="of:=[.F82]-[.K21]" office:value-type="float" office:value="2.53596501724018">
            <text:p>2.54</text:p>
          </table:table-cell>
          <table:table-cell table:style-name="ce59" table:formula="of:=[.G82]-[.L21]" office:value-type="float" office:value="18.4271863717564">
            <text:p>18.43</text:p>
          </table:table-cell>
        </table:table-row>
        <table:table-row table:style-name="ro3">
          <table:table-cell table:number-columns-repeated="2"/>
          <table:table-cell table:style-name="ce5" office:value-type="string">
            <text:p>Production of electricity by hydro</text:p>
          </table:table-cell>
          <table:table-cell table:style-name="ce25" table:formula="of:=100*[.D71]*[.D34]/([.D$68]*[.D$31]+[.D$69]*[.D$32]+[.D$70]*[.D$33]+[.D$71]*[.D$34]+[.D$72]*[.D$35]+[.D$73]*[.D$36])" office:value-type="float" office:value="7.05147575431883">
            <text:p>7.1</text:p>
          </table:table-cell>
          <table:table-cell table:style-name="ce35" table:formula="of:=100*[.E71]*[.E34]/([.E$68]*[.E$31]+[.E$69]*[.E$32]+[.E$70]*[.E$33]+[.E$71]*[.E$34]+[.E$72]*[.E$35]+[.E$73]*[.E$36])" office:value-type="float" office:value="3.86592447139185">
            <text:p>3.9</text:p>
          </table:table-cell>
          <table:table-cell table:style-name="ce35" table:formula="of:=100*[.F71]*[.F34]/([.F$68]*[.F$31]+[.F$69]*[.F$32]+[.F$70]*[.F$33]+[.F$71]*[.F$34]+[.F$72]*[.F$35]+[.F$73]*[.F$36])" office:value-type="float" office:value="41.5150851605963">
            <text:p>41.5</text:p>
          </table:table-cell>
          <table:table-cell table:style-name="ce50" table:formula="of:=100*[.G71]*[.G34]/([.G$68]*[.G$31]+[.G$69]*[.G$32]+[.G$70]*[.G$33]+[.G$71]*[.G$34]+[.G$72]*[.G$35]+[.G$73]*[.G$36])" office:value-type="float" office:value="18.8492505573133">
            <text:p>18.8</text:p>
          </table:table-cell>
          <table:table-cell/>
          <table:table-cell table:style-name="ce53" table:formula="of:=[.D83]-[.I22]" office:value-type="float" office:value="-3.5305062070986">
            <text:p>-3.53</text:p>
          </table:table-cell>
          <table:table-cell table:style-name="ce56" table:formula="of:=[.E83]-[.J22]" office:value-type="float" office:value="-6.21302251818551">
            <text:p>-6.21</text:p>
          </table:table-cell>
          <table:table-cell table:style-name="ce56" table:formula="of:=[.F83]-[.K22]" office:value-type="float" office:value="14.5898680081196">
            <text:p>14.59</text:p>
          </table:table-cell>
          <table:table-cell table:style-name="ce59" table:formula="of:=[.G83]-[.L22]" office:value-type="float" office:value="0.018126722984821">
            <text:p>0.02</text:p>
          </table:table-cell>
        </table:table-row>
        <table:table-row table:style-name="ro3">
          <table:table-cell table:number-columns-repeated="2"/>
          <table:table-cell table:style-name="ce5" office:value-type="string">
            <text:p>Production of electricity by wind</text:p>
          </table:table-cell>
          <table:table-cell table:style-name="ce25" table:formula="of:=100*[.D72]*[.D35]/([.D$68]*[.D$31]+[.D$69]*[.D$32]+[.D$70]*[.D$33]+[.D$71]*[.D$34]+[.D$72]*[.D$35]+[.D$73]*[.D$36])" office:value-type="float" office:value="3.47558309973312">
            <text:p>3.5</text:p>
          </table:table-cell>
          <table:table-cell table:style-name="ce35" table:formula="of:=100*[.E72]*[.E35]/([.E$68]*[.E$31]+[.E$69]*[.E$32]+[.E$70]*[.E$33]+[.E$71]*[.E$34]+[.E$72]*[.E$35]+[.E$73]*[.E$36])" office:value-type="float" office:value="3.67811945129268">
            <text:p>3.7</text:p>
          </table:table-cell>
          <table:table-cell table:style-name="ce35" table:formula="of:=100*[.F72]*[.F35]/([.F$68]*[.F$31]+[.F$69]*[.F$32]+[.F$70]*[.F$33]+[.F$71]*[.F$34]+[.F$72]*[.F$35]+[.F$73]*[.F$36])" office:value-type="float" office:value="6.00849766406125">
            <text:p>6.0</text:p>
          </table:table-cell>
          <table:table-cell table:style-name="ce50" table:formula="of:=100*[.G72]*[.G35]/([.G$68]*[.G$31]+[.G$69]*[.G$32]+[.G$70]*[.G$33]+[.G$71]*[.G$34]+[.G$72]*[.G$35]+[.G$73]*[.G$36])" office:value-type="float" office:value="1.60051568177334">
            <text:p>1.6</text:p>
          </table:table-cell>
          <table:table-cell/>
          <table:table-cell table:style-name="ce53" table:formula="of:=[.D84]-[.I23]" office:value-type="float" office:value="2.87306556105299">
            <text:p>2.87</text:p>
          </table:table-cell>
          <table:table-cell table:style-name="ce56" table:formula="of:=[.E84]-[.J23]" office:value-type="float" office:value="3.62535263970592">
            <text:p>3.63</text:p>
          </table:table-cell>
          <table:table-cell table:style-name="ce56" table:formula="of:=[.F84]-[.K23]" office:value-type="float" office:value="5.93999402003265">
            <text:p>5.94</text:p>
          </table:table-cell>
          <table:table-cell table:style-name="ce59" table:formula="of:=[.G84]-[.L23]" office:value-type="float" office:value="-5.04544727025368">
            <text:p>-5.05</text:p>
          </table:table-cell>
        </table:table-row>
        <table:table-row table:style-name="ro3">
          <table:table-cell table:number-columns-repeated="2"/>
          <table:table-cell table:style-name="ce4" office:value-type="string">
            <text:p>Production of electricity nec, including biomass and waste</text:p>
          </table:table-cell>
          <table:table-cell table:style-name="ce26" table:formula="of:=100*[.D73]*[.D36]/([.D$68]*[.D$31]+[.D$69]*[.D$32]+[.D$70]*[.D$33]+[.D$71]*[.D$34]+[.D$72]*[.D$35]+[.D$73]*[.D$36])" office:value-type="float" office:value="47.105865008042">
            <text:p>47.1</text:p>
          </table:table-cell>
          <table:table-cell table:style-name="ce36" table:formula="of:=100*[.E73]*[.E36]/([.E$68]*[.E$31]+[.E$69]*[.E$32]+[.E$70]*[.E$33]+[.E$71]*[.E$34]+[.E$72]*[.E$35]+[.E$73]*[.E$36])" office:value-type="float" office:value="40.7656884807446">
            <text:p>40.8</text:p>
          </table:table-cell>
          <table:table-cell table:style-name="ce36" table:formula="of:=100*[.F73]*[.F36]/([.F$68]*[.F$31]+[.F$69]*[.F$32]+[.F$70]*[.F$33]+[.F$71]*[.F$34]+[.F$72]*[.F$35]+[.F$73]*[.F$36])" office:value-type="float" office:value="22.1396085700128">
            <text:p>22.1</text:p>
          </table:table-cell>
          <table:table-cell table:style-name="ce51" table:formula="of:=100*[.G73]*[.G36]/([.G$68]*[.G$31]+[.G$69]*[.G$32]+[.G$70]*[.G$33]+[.G$71]*[.G$34]+[.G$72]*[.G$35]+[.G$73]*[.G$36])" office:value-type="float" office:value="5.00500589136311">
            <text:p>5.0</text:p>
          </table:table-cell>
          <table:table-cell/>
          <table:table-cell table:style-name="ce54" table:formula="of:=[.D85]-[.I24]" office:value-type="float" office:value="19.4994484837086">
            <text:p>19.50</text:p>
          </table:table-cell>
          <table:table-cell table:style-name="ce57" table:formula="of:=[.E85]-[.J24]" office:value-type="float" office:value="14.3653263851207">
            <text:p>14.37</text:p>
          </table:table-cell>
          <table:table-cell table:style-name="ce57" table:formula="of:=[.F85]-[.K24]" office:value-type="float" office:value="8.8912559861552">
            <text:p>8.89</text:p>
          </table:table-cell>
          <table:table-cell table:style-name="ce60" table:formula="of:=[.G85]-[.L24]" office:value-type="float" office:value="-6.65656913613051">
            <text:p>-6.6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7" table:number-columns-repeated="4"/>
          <table:table-cell table:number-columns-repeated="5"/>
        </table:table-row>
        <table:table-row table:style-name="ro1" table:number-rows-repeated="104848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percentage-style style:name="N129">
      <number:number number:decimal-places="1" number:min-integer-digits="1"/>
      <number:text>%</number:text>
    </number:percentage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4" number:min-integer-digits="1" number:grouping="true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1" number:min-integer-digits="1" number:grouping="true"/>
      <number:text> </number:text>
    </number:number-style>
    <number:number-style style:name="N133P1" style:volatile="true">
      <number:text> -</number:text>
      <number:number number:decimal-places="1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 -</number:text>
      <number:number number:decimal-places="3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 number:grouping="true"/>
    </number:number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P1" style:volatile="true">
      <number:text>-</number:text>
      <number:number number:decimal-places="1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/>
    </style:style>
    <style:style style:name="Untitled2" style:family="table-cell" style:parent-style-name="Default">
      <style:table-cell-properties fo:background-color="#94bd5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9:07:00</meta:creation-date>
    <dc:date>2013-11-06T09:25:19</dc:date>
    <meta:editing-duration>PT44M38S</meta:editing-duration>
    <meta:editing-cycles>5</meta:editing-cycles>
    <meta:generator>LibreOffice/3.5$Linux_X86_64 LibreOffice_project/350m1$Build-2</meta:generator>
    <meta:document-statistic meta:table-count="1" meta:cell-count="373" meta:object-count="0"/>
  </office:meta>
</office:document-meta>
</file>